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4c5" officeooo:paragraph-rsid="000d74c5"/>
    </style:style>
    <style:style style:name="P2" style:family="paragraph" style:parent-style-name="Standard">
      <style:paragraph-properties fo:text-align="center" style:justify-single-word="false"/>
      <style:text-properties officeooo:rsid="000d74c5" officeooo:paragraph-rsid="000d74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ath</text:p>
      <text:p text:style-name="P2"/>
      <text:p text:style-name="P2">by Kyle Eggleston</text:p>
      <text:p text:style-name="P1"/>
      <text:p text:style-name="P1">She was an annoying old lady, annoying as all get out. Something told me not to trust her. She wanted me to trust her, but I knew I couldn't. She smelled of death and looked even worse. The wrinkles in her eyes spread down to her legs.</text:p>
      <text:p text:style-name="P1"/>
      <text:p text:style-name="P1">I knew the instant I met her she wanted only one thing from me. She expected to take my life away from me, my soul if possible.</text:p>
      <text:p text:style-name="P1"/>
      <text:p text:style-name="P1">I had to get away from her. She had the sincerity of Medusa and the ways of a witch. She was death, death to the c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0:26:27.780000000</meta:creation-date>
    <dc:date>2014-04-13T11:22:44.079000000</dc:date>
    <meta:editing-duration>P0D</meta:editing-duration>
    <meta:editing-cycles>1</meta:editing-cycles>
    <meta:document-statistic meta:table-count="0" meta:image-count="0" meta:object-count="0" meta:page-count="1" meta:paragraph-count="5" meta:word-count="104" meta:character-count="502" meta:non-whitespace-character-count="403"/>
    <meta:generator>LibreOffice/4.1.5.3$Windows_x86 LibreOffice_project/1c1366bba2ba2b554cd2ca4d87c06da81c05d24</meta:generator>
  </office:meta>
</office:document-meta>
</file>